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ca45b" officeooo:paragraph-rsid="000ca45b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d74c6" officeooo:paragraph-rsid="000d74c6"/>
    </style:style>
    <style:style style:name="T1" style:family="text">
      <style:text-properties officeooo:rsid="000db9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Sistemas Inteligentes Aplicados – Trabalho de Aprendizado Bayesiano</text:p>
      <text:p text:style-name="P1">Acadêmico: Cleber Oliva Pincerato<text:tab/>Turma: C51</text:p>
      <text:p text:style-name="P2">Neste trabalho será abordado o algoritmo desenvolvido para realizar o aprendizado bayesiano, como sua estrutura, funções utilizadas e demais características. <text:span text:style-name="T1">Testan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22:22:53.020000000</meta:creation-date>
    <dc:date>2019-12-04T22:34:52.240000000</dc:date>
    <meta:editing-duration>PT11M59S</meta:editing-duration>
    <meta:editing-cycles>3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3" meta:word-count="35" meta:character-count="287" meta:non-whitespace-character-count="254"/>
  </office:meta>
</office:document-meta>
</file>